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 fo:line-height="100%"/>
      <style:text-properties style:font-name="Segoe UI" style:font-name-complex="Segoe UI" fo:font-weight="bold" style:font-weight-asian="bold" style:font-weight-complex="bold" fo:font-size="12pt" style:font-size-asian="12pt" style:font-size-complex="12pt" fo:language="en" fo:country="US"/>
    </style:style>
    <style:style style:name="P2" style:parent-style-name="Normal" style:family="paragraph">
      <style:paragraph-properties style:text-autospace="none" fo:margin-bottom="0in" fo:line-height="100%"/>
      <style:text-properties style:font-name="Segoe UI" style:font-name-complex="Segoe UI" fo:font-weight="bold" style:font-weight-asian="bold" style:font-weight-complex="bold" fo:font-size="12pt" style:font-size-asian="12pt" style:font-size-complex="12pt" fo:language="en" fo:country="US"/>
    </style:style>
    <style:style style:name="P3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4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5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6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7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8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9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10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11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12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13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14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15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16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17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18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19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20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21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22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23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24" style:parent-style-name="Normal" style:family="paragraph">
      <style:paragraph-properties style:text-autospace="none" fo:margin-bottom="0in" fo:line-height="100%"/>
    </style:style>
    <style:style style:name="T25" style:parent-style-name="Fuentedepárrafopredeter." style:family="text">
      <style:text-properties style:font-name-complex="Courier New" style:font-size-complex="9pt" fo:language="en" fo:country="US"/>
    </style:style>
    <style:style style:name="T26" style:parent-style-name="Fuentedepárrafopredeter." style:family="text">
      <style:text-properties style:font-name-complex="Courier New" style:font-size-complex="9pt"/>
    </style:style>
    <style:style style:name="P27" style:parent-style-name="Normal" style:family="paragraph">
      <style:paragraph-properties style:text-autospace="none" fo:margin-bottom="0in" fo:line-height="100%"/>
      <style:text-properties style:font-name-complex="Courier New" style:font-size-complex="9pt"/>
    </style:style>
    <style:style style:name="P28" style:parent-style-name="Normal" style:family="paragraph">
      <style:paragraph-properties style:text-autospace="none" fo:margin-bottom="0in" fo:line-height="100%"/>
      <style:text-properties style:font-name-complex="Courier New" style:font-size-complex="9pt"/>
    </style:style>
    <style:style style:name="P29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30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31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32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33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34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35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36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37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38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39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40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41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42" style:parent-style-name="Normal" style:family="paragraph">
      <style:paragraph-properties style:text-autospace="none" fo:margin-bottom="0in" fo:line-height="100%"/>
    </style:style>
    <style:style style:name="T43" style:parent-style-name="Fuentedepárrafopredeter." style:family="text">
      <style:text-properties style:font-name-complex="Courier New" style:font-size-complex="9pt" fo:language="en" fo:country="US"/>
    </style:style>
    <style:style style:name="T44" style:parent-style-name="Fuentedepárrafopredeter." style:family="text">
      <style:text-properties style:font-name-complex="Courier New" style:font-size-complex="9pt"/>
    </style:style>
    <style:style style:name="P45" style:parent-style-name="Normal" style:family="paragraph">
      <style:paragraph-properties style:text-autospace="none" fo:margin-bottom="0in" fo:line-height="100%"/>
      <style:text-properties style:font-name-complex="Courier New" style:font-size-complex="9pt"/>
    </style:style>
    <style:style style:name="P46" style:parent-style-name="Normal" style:family="paragraph">
      <style:paragraph-properties style:text-autospace="none" fo:margin-bottom="0in" fo:line-height="100%"/>
      <style:text-properties style:font-name-complex="Courier New" style:font-size-complex="9pt"/>
    </style:style>
    <style:style style:name="P47" style:parent-style-name="Normal" style:family="paragraph">
      <style:paragraph-properties style:text-autospace="none" fo:margin-bottom="0in" fo:line-height="100%"/>
      <style:text-properties style:font-name-complex="Courier New" style:font-size-complex="9pt"/>
    </style:style>
    <style:style style:name="P48" style:parent-style-name="Normal" style:family="paragraph">
      <style:paragraph-properties style:text-autospace="none" fo:margin-bottom="0in" fo:line-height="100%"/>
      <style:text-properties style:font-name-complex="Courier New" style:font-size-complex="9pt"/>
    </style:style>
    <style:style style:name="P49" style:parent-style-name="Normal" style:family="paragraph">
      <style:paragraph-properties style:text-autospace="none" fo:margin-bottom="0in" fo:line-height="100%"/>
      <style:text-properties style:font-name-complex="Courier New" style:font-size-complex="9pt"/>
    </style:style>
    <style:style style:name="P50" style:parent-style-name="Normal" style:family="paragraph">
      <style:paragraph-properties style:text-autospace="none" fo:margin-bottom="0in" fo:line-height="100%"/>
      <style:text-properties style:font-name-complex="Courier New" style:font-size-complex="9pt"/>
    </style:style>
    <style:style style:name="P51" style:parent-style-name="Normal" style:family="paragraph">
      <style:paragraph-properties style:text-autospace="none" fo:margin-bottom="0in" fo:line-height="100%"/>
      <style:text-properties style:font-name-complex="Courier New" style:font-size-complex="9pt"/>
    </style:style>
    <style:style style:name="P52" style:parent-style-name="Normal" style:family="paragraph">
      <style:paragraph-properties fo:break-before="page"/>
    </style:style>
    <style:style style:name="P53" style:parent-style-name="Normal" style:family="paragraph">
      <style:paragraph-properties style:text-autospace="none" fo:margin-bottom="0in" fo:line-height="100%"/>
      <style:text-properties style:font-name="Segoe UI" style:font-name-complex="Segoe UI" fo:font-weight="bold" style:font-weight-asian="bold" style:font-weight-complex="bold" fo:font-size="12pt" style:font-size-asian="12pt" style:font-size-complex="12pt" fo:language="en" fo:country="US"/>
    </style:style>
    <style:style style:name="P54" style:parent-style-name="Normal" style:family="paragraph">
      <style:paragraph-properties style:text-autospace="none" fo:margin-bottom="0in" fo:line-height="100%"/>
      <style:text-properties style:font-name="Segoe UI" style:font-name-complex="Segoe UI" fo:font-weight="bold" style:font-weight-asian="bold" style:font-weight-complex="bold" fo:font-size="12pt" style:font-size-asian="12pt" style:font-size-complex="12pt" fo:language="en" fo:country="US"/>
    </style:style>
    <style:style style:name="P55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56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57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58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59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60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61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62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63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64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65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66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67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68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69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70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71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72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73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74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75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76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77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78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79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80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81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82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83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84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85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86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87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88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89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90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91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92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93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94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95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96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97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98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99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100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101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102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103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104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105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106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107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108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109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  <style:style style:name="P110" style:parent-style-name="Normal" style:family="paragraph">
      <style:paragraph-properties style:text-autospace="none" fo:margin-bottom="0in" fo:line-height="100%"/>
      <style:text-properties style:font-name-complex="Courier New" style:font-size-complex="9pt" fo:language="en" fo:country="US"/>
    </style:style>
  </office:automatic-styles>
  <office:body>
    <office:text text:use-soft-page-breaks="true">
      <text:p text:style-name="P1">General Factorial Regression: GapA versus Blocks, VisitsA, FreqA, CentA, OFA<text:s/></text:p>
      <text:p text:style-name="P2"/>
      <text:p text:style-name="P3">Factor Information</text:p>
      <text:p text:style-name="P4"/>
      <text:p text:style-name="P5">Factor <text:s text:c="2"/>Levels <text:s/>Values</text:p>
      <text:p text:style-name="P6">VisitsA <text:s text:c="6"/>2 <text:s/>20, 30</text:p>
      <text:p text:style-name="P7">FreqA <text:s text:c="8"/>3 <text:s/>1.00, 1.33, 2.00</text:p>
      <text:p text:style-name="P8">CentA <text:s text:c="8"/>2 <text:s/>0, 1</text:p>
      <text:p text:style-name="P9">OFA <text:s text:c="10"/>3 <text:s/>1, 2, 3</text:p>
      <text:p text:style-name="P10"/>
      <text:p text:style-name="P11"/>
      <text:p text:style-name="P12">Analysis of Variance</text:p>
      <text:p text:style-name="P13"/>
      <text:p text:style-name="P14">Source <text:s text:c="15"/>DF <text:s/>Seq SS <text:s/>Contribution <text:s/>Adj SS <text:s text:c="2"/>Adj MS <text:s/>F-Value <text:s/>P-Value</text:p>
      <text:p text:style-name="P15">Model <text:s text:c="16"/>13 <text:s/>106139 <text:s text:c="7"/>92.26% <text:s/>106139 <text:s text:c="2"/>8164.6 <text:s text:c="3"/>53.18 <text:s text:c="3"/>0.000</text:p>
      <text:p text:style-name="P16"><text:s text:c="2"/>Blocks <text:s text:c="14"/>1 <text:s text:c="5"/>30 <text:s text:c="8"/>0.03% <text:s text:c="5"/>30 <text:s text:c="4"/>30.1 <text:s text:c="4"/>0.20 <text:s text:c="3"/>0.659</text:p>
      <text:p text:style-name="P17"><text:s text:c="2"/>Linear <text:s text:c="14"/>6 <text:s text:c="2"/>97241 <text:s text:c="7"/>84.53% <text:s text:c="2"/>97241 <text:s/>16206.9 <text:s text:c="2"/>105.57 <text:s text:c="3"/>0.000</text:p>
      <text:p text:style-name="P18"><text:s text:c="4"/>VisitsA <text:s text:c="11"/>1 <text:s text:c="3"/>8313 <text:s text:c="8"/>7.23% <text:s text:c="3"/>8313 <text:s text:c="2"/>8313.4 <text:s text:c="3"/>54.15 <text:s text:c="3"/>0.000</text:p>
      <text:p text:style-name="P19"><text:s text:c="4"/>FreqA <text:s text:c="13"/>2 <text:s text:c="3"/>1792 <text:s text:c="8"/>1.56% <text:s text:c="3"/>1792 <text:s text:c="3"/>895.9 <text:s text:c="4"/>5.84 <text:s text:c="3"/>0.005</text:p>
      <text:p text:style-name="P20"><text:s text:c="4"/>CentA <text:s text:c="13"/>1 <text:s text:c="3"/>1255 <text:s text:c="8"/>1.09% <text:s text:c="3"/>1255 <text:s text:c="2"/>1255.3 <text:s text:c="4"/>8.18 <text:s text:c="3"/>0.006</text:p>
      <text:p text:style-name="P21"><text:s text:c="4"/>OFA <text:s text:c="15"/>2 <text:s text:c="2"/>85881 <text:s text:c="7"/>74.65% <text:s text:c="2"/>85881 <text:s/>42940.3 <text:s text:c="2"/>279.72 <text:s text:c="3"/>0.000</text:p>
      <text:p text:style-name="P22"><text:s text:c="2"/>2-Way Interactions <text:s text:c="2"/>6 <text:s text:c="3"/>8868 <text:s text:c="8"/>7.71% <text:s text:c="3"/>8868 <text:s text:c="2"/>1478.0 <text:s text:c="4"/>9.63 <text:s text:c="3"/>0.000</text:p>
      <text:p text:style-name="P23"><text:s text:c="4"/>VisitsA*FreqA <text:s text:c="5"/>2 <text:s text:c="3"/>1762 <text:s text:c="8"/>1.53% <text:s text:c="3"/>1762 <text:s text:c="3"/>881.0 <text:s text:c="4"/>5.74 <text:s text:c="3"/>0.005</text:p>
      <text:p text:style-name="P24"><text:span text:style-name="T25"><text:s text:c="4"/></text:span><text:span text:style-name="T26">VisitsA*OFA <text:s text:c="7"/>2 <text:s text:c="3"/>5980 <text:s text:c="8"/>5.20% <text:s text:c="3"/>5980 <text:s text:c="2"/>2990.2 <text:s text:c="3"/>19.48 <text:s text:c="3"/>0.000</text:span></text:p>
      <text:p text:style-name="P27"><text:s text:c="4"/>CentA*OFA <text:s text:c="9"/>2 <text:s text:c="3"/>1126 <text:s text:c="8"/>0.98% <text:s text:c="3"/>1126 <text:s text:c="3"/>562.8 <text:s text:c="4"/>3.67 <text:s text:c="3"/>0.032</text:p>
      <text:p text:style-name="P28">Error <text:s text:c="16"/>58 <text:s text:c="3"/>8904 <text:s text:c="8"/>7.74% <text:s text:c="3"/>8904 <text:s text:c="3"/>153.5</text:p>
      <text:p text:style-name="P29">Total <text:s text:c="16"/>71 <text:s/>115043 <text:s text:c="6"/>100.00%</text:p>
      <text:p text:style-name="P30"/>
      <text:p text:style-name="P31"/>
      <text:p text:style-name="P32">Model Summary</text:p>
      <text:p text:style-name="P33"/>
      <text:p text:style-name="P34"><text:s text:c="6"/>S <text:s text:c="3"/>R-sq <text:s/>R-sq(adj) <text:s text:c="3"/>PRESS <text:s/>R-sq(pred)</text:p>
      <text:p text:style-name="P35">12.3901 <text:s/>92.26% <text:s text:c="4"/>90.53% <text:s/>13721.0 <text:s text:c="5"/>88.07%</text:p>
      <text:p text:style-name="P36"/>
      <text:p text:style-name="P37"/>
      <text:p text:style-name="P38"/>
      <text:p text:style-name="P39">Regression Equation</text:p>
      <text:p text:style-name="P40"/>
      <text:p text:style-name="P41">GapA = 52.64 - 10.75 VisitsA_20 + 10.75 VisitsA_30 + 2.79 FreqA_1.00 + 4.22 FreqA_1.33</text:p>
      <text:p text:style-name="P42"><text:span text:style-name="T43"><text:s text:c="7"/></text:span><text:span text:style-name="T44">- 7.01 FreqA_2.00 + 4.18 CentA_0 - 4.18 CentA_1 + 44.82 OFA_1 - 5.59 OFA_2</text:span></text:p>
      <text:p text:style-name="P45"><text:s text:c="7"/>- 39.22 OFA_3 - 1.70 VisitsA*FreqA_20 1.00 + 6.73 VisitsA*FreqA_20 1.33</text:p>
      <text:p text:style-name="P46"><text:s text:c="7"/>- 5.03 VisitsA*FreqA_20 2.00 + 1.70 VisitsA*FreqA_30 1.00 - 6.73 VisitsA*FreqA_30 1.33</text:p>
      <text:p text:style-name="P47"><text:s text:c="7"/>+ 5.03 VisitsA*FreqA_30 2.00 + 8.20 VisitsA*OFA_20 1 - 12.71 VisitsA*OFA_20 2</text:p>
      <text:p text:style-name="P48"><text:s text:c="7"/>+ 4.51 VisitsA*OFA_20 3 - 8.20 VisitsA*OFA_30 1 + 12.71 VisitsA*OFA_30 2</text:p>
      <text:p text:style-name="P49"><text:s text:c="7"/>- 4.51 VisitsA*OFA_30 3 - 1.63 CentA*OFA_0 1 - 3.81 CentA*OFA_0 2 + 5.45 CentA*OFA_0 3</text:p>
      <text:p text:style-name="P50"><text:s text:c="7"/>+ 1.63 CentA*OFA_1 1 + 3.81 CentA*OFA_1 2 - 5.45 CentA*OFA_1 3</text:p>
      <text:p text:style-name="P51"/>
      <text:p text:style-name="P52"/>
      <text:soft-page-break/>
      <text:p text:style-name="P53">General Factorial Regression: GapB versus Blocks, VisitsB, FreqB, Cent, OF<text:s/></text:p>
      <text:p text:style-name="P54"/>
      <text:p text:style-name="P55">Factor Information</text:p>
      <text:p text:style-name="P56"/>
      <text:p text:style-name="P57">Factor <text:s text:c="2"/>Levels <text:s/>Values</text:p>
      <text:p text:style-name="P58">VisitsB <text:s text:c="6"/>4 <text:s/>12, 20, 40, 60</text:p>
      <text:p text:style-name="P59">FreqB <text:s text:c="8"/>3 <text:s/>1.00000, 1.33333, 2.00000</text:p>
      <text:p text:style-name="P60">Cent <text:s text:c="9"/>2 <text:s/>0, 1</text:p>
      <text:p text:style-name="P61">OF <text:s text:c="11"/>3 <text:s/>1, 2, 3</text:p>
      <text:p text:style-name="P62"/>
      <text:p text:style-name="P63"/>
      <text:p text:style-name="P64">Analysis of Variance</text:p>
      <text:p text:style-name="P65"/>
      <text:p text:style-name="P66">Source <text:s text:c="16"/>DF <text:s/>Seq SS <text:s/>Contribution <text:s/>Adj SS <text:s text:c="2"/>Adj MS <text:s/>F-Value <text:s/>P-Value</text:p>
      <text:p text:style-name="P67">Model <text:s text:c="17"/>25 <text:s/>234664 <text:s text:c="7"/>87.55% <text:s/>234664 <text:s text:c="2"/>9386.6 <text:s text:c="3"/>33.18 <text:s text:c="3"/>0.000</text:p>
      <text:p text:style-name="P68"><text:s text:c="2"/>Blocks <text:s text:c="15"/>1 <text:s text:c="4"/>327 <text:s text:c="8"/>0.12% <text:s text:c="4"/>327 <text:s text:c="3"/>326.6 <text:s text:c="4"/>1.15 <text:s text:c="3"/>0.285</text:p>
      <text:p text:style-name="P69"><text:s text:c="2"/>Linear <text:s text:c="15"/>8 <text:s/>197524 <text:s text:c="7"/>73.69% <text:s/>197524 <text:s/>24690.5 <text:s text:c="3"/>87.27 <text:s text:c="3"/>0.000</text:p>
      <text:p text:style-name="P70"><text:s text:c="4"/>VisitsB <text:s text:c="12"/>3 <text:s text:c="2"/>91111 <text:s text:c="7"/>33.99% <text:s text:c="2"/>91111 <text:s/>30370.4 <text:s text:c="2"/>107.35 <text:s text:c="3"/>0.000</text:p>
      <text:p text:style-name="P71"><text:s text:c="4"/>FreqB <text:s text:c="14"/>2 <text:s text:c="2"/>12940 <text:s text:c="8"/>4.83% <text:s text:c="2"/>12940 <text:s text:c="2"/>6469.8 <text:s text:c="3"/>22.87 <text:s text:c="3"/>0.000</text:p>
      <text:p text:style-name="P72"><text:s text:c="4"/>Cent <text:s text:c="15"/>1 <text:s text:c="4"/>952 <text:s text:c="8"/>0.36% <text:s text:c="4"/>952 <text:s text:c="3"/>952.2 <text:s text:c="4"/>3.37 <text:s text:c="3"/>0.069</text:p>
      <text:p text:style-name="P73"><text:s text:c="4"/>OF <text:s text:c="17"/>2 <text:s text:c="2"/>92521 <text:s text:c="7"/>34.52% <text:s text:c="2"/>92521 <text:s/>46260.6 <text:s text:c="2"/>163.52 <text:s text:c="3"/>0.000</text:p>
      <text:p text:style-name="P74"><text:s text:c="2"/>2-Way Interactions <text:s text:c="2"/>16 <text:s text:c="2"/>36813 <text:s text:c="7"/>13.73% <text:s text:c="2"/>36813 <text:s text:c="2"/>2300.8 <text:s text:c="4"/>8.13 <text:s text:c="3"/>0.000</text:p>
      <text:p text:style-name="P75"><text:s text:c="4"/>VisitsB*FreqB <text:s text:c="6"/>6 <text:s text:c="3"/>9639 <text:s text:c="8"/>3.60% <text:s text:c="3"/>9639 <text:s text:c="2"/>1606.4 <text:s text:c="4"/>5.68 <text:s text:c="3"/>0.000</text:p>
      <text:p text:style-name="P76"><text:s text:c="4"/>VisitsB*OF <text:s text:c="9"/>6 <text:s text:c="2"/>21499 <text:s text:c="8"/>8.02% <text:s text:c="2"/>21499 <text:s text:c="2"/>3583.2 <text:s text:c="3"/>12.67 <text:s text:c="3"/>0.000</text:p>
      <text:p text:style-name="P77"><text:s text:c="4"/>FreqB*OF <text:s text:c="11"/>4 <text:s text:c="3"/>5676 <text:s text:c="8"/>2.12% <text:s text:c="3"/>5676 <text:s text:c="2"/>1418.9 <text:s text:c="4"/>5.02 <text:s text:c="3"/>0.001</text:p>
      <text:p text:style-name="P78">Error <text:s text:c="16"/>118 <text:s text:c="2"/>33383 <text:s text:c="7"/>12.45% <text:s text:c="2"/>33383 <text:s text:c="3"/>282.9</text:p>
      <text:p text:style-name="P79">Total <text:s text:c="16"/>143 <text:s/>268047 <text:s text:c="6"/>100.00%</text:p>
      <text:p text:style-name="P80"/>
      <text:p text:style-name="P81"/>
      <text:p text:style-name="P82">Model Summary</text:p>
      <text:p text:style-name="P83"/>
      <text:p text:style-name="P84"><text:s text:c="6"/>S <text:s text:c="3"/>R-sq <text:s/>R-sq(adj) <text:s text:c="3"/>PRESS <text:s/>R-sq(pred)</text:p>
      <text:p text:style-name="P85">16.8198 <text:s/>87.55% <text:s text:c="4"/>84.91% <text:s/>49714.9 <text:s text:c="5"/>81.45%</text:p>
      <text:p text:style-name="P86"/>
      <text:p text:style-name="P87"/>
      <text:p text:style-name="P88"/>
      <text:p text:style-name="P89"/>
      <text:p text:style-name="P90">Regression Equation</text:p>
      <text:p text:style-name="P91"/>
      <text:p text:style-name="P92">GapB = 45.95 - 33.31 VisitsB_12 - 15.05 VisitsB_20 + 20.63 VisitsB_40 + 27.73 VisitsB_60</text:p>
      <text:p text:style-name="P93"><text:s text:c="7"/>+ 11.81 FreqB_1.00000 - 0.41 FreqB_1.33333 - 11.40 FreqB_2.00000 + 2.57 Cent_0</text:p>
      <text:p text:style-name="P94"><text:s text:c="7"/>- 2.57 Cent_1 + 31.13 OF_1 - 0.17 OF_2 - 30.96 OF_3 + 13.47 VisitsB*FreqB_12 1.00000</text:p>
      <text:p text:style-name="P95"><text:s text:c="7"/>- 12.23 VisitsB*FreqB_12 1.33333 - 1.24 VisitsB*FreqB_12 2.00000</text:p>
      <text:p text:style-name="P96"><text:s text:c="7"/>+ 5.07 VisitsB*FreqB_20 1.00000 + 6.10 VisitsB*FreqB_20 1.33333</text:p>
      <text:p text:style-name="P97"><text:s text:c="7"/>- 11.18 VisitsB*FreqB_20 2.00000 - 10.14 VisitsB*FreqB_40 1.00000</text:p>
      <text:p text:style-name="P98"><text:s text:c="7"/>+ 1.69 VisitsB*FreqB_40 1.33333 + 8.45 VisitsB*FreqB_40 2.00000</text:p>
      <text:p text:style-name="P99"><text:s text:c="7"/>- 8.40 VisitsB*FreqB_60 1.00000 + 4.43 VisitsB*FreqB_60 1.33333</text:p>
      <text:p text:style-name="P100"><text:s text:c="7"/>+ 3.97 VisitsB*FreqB_60 2.00000 - 10.44 VisitsB*OF_12 1 - 7.88 VisitsB*OF_12 2</text:p>
      <text:p text:style-name="P101"><text:s text:c="7"/>+ 18.32 VisitsB*OF_12 3 + 12.96 VisitsB*OF_20 1 - 19.10 VisitsB*OF_20 2</text:p>
      <text:p text:style-name="P102"><text:s text:c="7"/>+ 6.14 VisitsB*OF_20 3 + 2.29 VisitsB*OF_40 1 + 10.14 VisitsB*OF_40 2</text:p>
      <text:p text:style-name="P103"><text:s text:c="7"/>- 12.43 VisitsB*OF_40 3 - 4.82 VisitsB*OF_60 1 + 16.84 VisitsB*OF_60 2</text:p>
      <text:p text:style-name="P104"><text:s text:c="7"/>- 12.03 VisitsB*OF_60 3 + 11.11 FreqB*OF_1.00000 1 - 2.47 FreqB*OF_1.00000 2</text:p>
      <text:p text:style-name="P105"><text:s text:c="7"/>- 8.63 FreqB*OF_1.00000 3 - 1.67 FreqB*OF_1.33333 1 - 1.65 FreqB*OF_1.33333 2</text:p>
      <text:p text:style-name="P106"><text:s text:c="7"/>+ 3.32 FreqB*OF_1.33333 3 - 9.44 FreqB*OF_2.00000 1 + 4.12 FreqB*OF_2.00000 2</text:p>
      <text:p text:style-name="P107"><text:s text:c="7"/>+ 5.32 FreqB*OF_2.00000 3</text:p>
      <text:p text:style-name="P108"/>
      <text:p text:style-name="P109">Equation averaged over blocks.<text:s/></text:p>
      <text:p text:style-name="P1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MX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Courier New" fo:font-size="9pt" style:font-size-asian="9pt"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>
      <style:text-properties style:font-name="Courier New" fo:font-size="9pt" style:font-size-asian="9pt"/>
    </style:style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>
      <style:text-properties style:font-name="Courier New" fo:font-size="9pt" style:font-size-asian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0.6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nny Díaz Ramírez</meta:initial-creator>
    <dc:creator>Jenny Díaz Ramírez</dc:creator>
    <meta:creation-date>2019-11-14T19:33:00Z</meta:creation-date>
    <dc:date>2019-11-14T19:34:00Z</dc:date>
    <meta:template xlink:href="Normal" xlink:type="simple"/>
    <meta:editing-cycles>2</meta:editing-cycles>
    <meta:editing-duration>PT60S</meta:editing-duration>
    <meta:document-statistic meta:page-count="2" meta:paragraph-count="9" meta:word-count="759" meta:character-count="4929" meta:row-count="34" meta:non-whitespace-character-count="4179"/>
  </office:meta>
</office:document-meta>
</file>